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08">
      <style:text-properties fo:font-weight="normal" style:font-weight-asian="normal" style:font-weight-complex="normal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1">
          <table:table-cell/>
          <table:table-cell office:value-type="date" office:date-value="2019-01-03">
            <text:p>03.01.19</text:p>
          </table:table-cell>
          <table:table-cell office:value-type="string">
            <text:p>Assisted Eva with correcting her draft on Alexia Fuernkranz-Prskawetz. Filled out all the remaining TODO-sections such as publications etc., Did additional research on her scientific metrics such as citations and h-index.</text:p>
          </table:table-cell>
          <table:table-cell table:style-name="ce5" office:value-type="time" office:time-value="PT01H30M00S">
            <text:p>01:30</text:p>
          </table:table-cell>
        </table:table-row>
        <table:table-row table:style-name="ro2">
          <table:table-cell/>
          <table:table-cell office:value-type="date" office:date-value="2019-12-06">
            <text:p>06.12.19</text:p>
          </table:table-cell>
          <table:table-cell office:value-type="string">
            <text:p>Merged my draft on Tellioglu into Evas draft and made minor corrections; Restructured the titles regarding the pages on professors on</text:p>
            <text:p>our Github-Pages. Included the current merged-draft on Github-Pages</text:p>
          </table:table-cell>
          <table:table-cell table:style-name="ce5"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2-03">
            <text:p>03.12.19</text:p>
          </table:table-cell>
          <table:table-cell office:value-type="string">
            <text:p>Full blown background research on Hilda Tellioğlu is ongoing. Already gathered a lot of links and newspaper articles about her. Created a draft about her academic successes and it is already available online now. Also added a page for her on our Github-Pages and provided the corresponding draft documents and linked to them.</text:p>
          </table:table-cell>
          <table:table-cell table:style-name="ce5" office:value-type="time" office:time-value="PT03H00M00S">
            <text:p>03:00</text:p>
          </table:table-cell>
        </table:table-row>
        <table:table-row table:style-name="ro2">
          <table:table-cell/>
          <table:table-cell office:value-type="date" office:date-value="2019-12-02">
            <text:p>02.12.19</text:p>
          </table:table-cell>
          <table:table-cell office:value-type="string">
            <text:p>Did research on the legality of uploading pictures on Wikipedia (I then stumbled upon Wikimedia Commons); I also</text:p>
            <text:p>Implemented another batch of corrections and additions that were requested by Geraldine Fitzpatrick.</text:p>
          </table:table-cell>
          <table:table-cell office:value-type="time" office:time-value="PT01H00M00S">
            <text:p>01:00</text:p>
          </table:table-cell>
        </table:table-row>
        <table:table-row table:style-name="ro2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2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2">
          <table:table-cell/>
          <table:table-cell table:style-name="ce3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7" table:formula="of:=SUM([.D5:.D13])" office:value-type="time" office:time-value="PT18H00M00S">
            <text:p>18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3.01.2020</text:date>, <text:time>18:4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20-01-03T18:45:37.94</dc:date>
    <meta:editing-duration>PT32M38S</meta:editing-duration>
    <meta:editing-cycles>19</meta:editing-cycles>
    <meta:generator>OpenOffice/4.1.7$Win32 OpenOffice.org_project/417m1$Build-9800</meta:generator>
    <dc:creator>Mohammad Zandpour</dc:creator>
    <meta:document-statistic meta:table-count="3" meta:cell-count="38" meta:object-count="0"/>
  </office:meta>
</office:document-meta>
</file>